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8.202083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le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62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1">
            <text:p>126,56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number-columns-repeated="16382"/>
        </table:table-row>
        <table:table-row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style-name="ce1">
            <draw:frame draw:z-index="1" draw:id="id0" draw:style-name="a0" draw:name="Chart 1" svg:x="0.46875in" svg:y="0.13542in" svg:width="8.28869in" svg:height="6.3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8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number-columns-repeated="16382"/>
        </table:table-row>
        <table:table-row table:number-rows-repeated="190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1">
            <text:p>126,56</text:p>
          </table:table-cell>
          <table:table-cell table:number-columns-repeated="16382"/>
        </table:table-row>
        <table:table-row table:number-rows-repeated="86" table:style-name="ro1">
          <table:table-cell office:value-type="float" office:value="204.7" table:style-name="ce1">
            <text:p>204,7</text:p>
          </table:table-cell>
          <table:table-cell office:value-type="float" office:value="85.6" table:style-name="ce1">
            <text:p>85,6</text:p>
          </table:table-cell>
          <table:table-cell table:number-columns-repeated="16382"/>
        </table:table-row>
        <table:table-row table:number-rows-repeated="27" table:style-name="ro1">
          <table:table-cell office:value-type="float" office:value="234.2" table:style-name="ce1">
            <text:p>234,2</text:p>
          </table:table-cell>
          <table:table-cell office:value-type="float" office:value="36.799999999999997" table:style-name="ce1">
            <text:p>36,8</text:p>
          </table:table-cell>
          <table:table-cell table:number-columns-repeated="16382"/>
        </table:table-row>
        <table:table-row table:number-rows-repeated="97" table:style-name="ro1">
          <table:table-cell office:value-type="float" office:value="254" table:style-name="ce1">
            <text:p>254</text:p>
          </table:table-cell>
          <table:table-cell office:value-type="float" office:value="7.5199999999999898" table:style-name="ce1">
            <text:p>7,52</text:p>
          </table:table-cell>
          <table:table-cell table:number-columns-repeated="16382"/>
        </table:table-row>
        <table:table-row table:number-rows-repeated="120" table:style-name="ro1">
          <table:table-cell office:value-type="float" office:value="259.72307692307601" table:style-name="ce1">
            <text:p>259,7230769</text:p>
          </table:table-cell>
          <table:table-cell office:value-type="float" office:value="1.79692307692307" table:style-name="ce1">
            <text:p>1,796923077</text:p>
          </table:table-cell>
          <table:table-cell table:number-columns-repeated="16382"/>
        </table:table-row>
        <table:table-row table:style-name="ro1">
          <table:table-cell office:value-type="float" office:value="262.655555555555" table:style-name="ce2">
            <text:p>2,63E+02</text:p>
          </table:table-cell>
          <table:table-cell office:value-type="float" office:value="1.82520665248375E-15" table:style-name="ce2">
            <text:p>1,83E-15</text:p>
          </table:table-cell>
          <table:table-cell table:number-columns-repeated="16382"/>
        </table:table-row>
        <table:table-row table:number-rows-repeated="144" table:style-name="ro1">
          <table:table-cell office:value-type="float" office:value="262.655555555555" table:style-name="ce2">
            <text:p>2,63E+02</text:p>
          </table:table-cell>
          <table:table-cell office:value-type="float" office:value="1.19904086659516E-16" table:style-name="ce2">
            <text:p>1,20E-16</text:p>
          </table:table-cell>
          <table:table-cell table:number-columns-repeated="16382"/>
        </table:table-row>
        <table:table-row table:number-rows-repeated="235" table:style-name="ro1">
          <table:table-cell office:value-type="float" office:value="262.655555555555" table:style-name="ce2">
            <text:p>2,63E+02</text:p>
          </table:table-cell>
          <table:table-cell office:value-type="float" office:value="-2.8421709430403998E-16" table:style-name="ce2">
            <text:p>-2,84E-16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  <table:table table:name="mino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number-rows-repeated="62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1">
            <text:p>126,56</text:p>
          </table:table-cell>
          <table:table-cell table:number-columns-repeated="16382"/>
        </table:table-row>
        <table:table-row table:number-rows-repeated="20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 table:number-columns-repeated="16382"/>
        </table:table-row>
        <table:table-row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/>
          <table:table-cell table:style-name="ce1">
            <draw:frame draw:z-index="1" draw:id="id1" draw:style-name="a1" draw:name="Chart 1" svg:x="0.64583in" svg:y="0.17708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7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 table:number-columns-repeated="16382"/>
        </table:table-row>
        <table:table-row table:number-rows-repeated="190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1">
            <text:p>126,56</text:p>
          </table:table-cell>
          <table:table-cell table:number-columns-repeated="16382"/>
        </table:table-row>
        <table:table-row table:number-rows-repeated="86" table:style-name="ro1">
          <table:table-cell office:value-type="float" office:value="204.7" table:style-name="ce1">
            <text:p>204,7</text:p>
          </table:table-cell>
          <table:table-cell office:value-type="float" office:value="85.599999999999895" table:style-name="ce1">
            <text:p>85,6</text:p>
          </table:table-cell>
          <table:table-cell table:number-columns-repeated="16382"/>
        </table:table-row>
        <table:table-row table:number-rows-repeated="27" table:style-name="ro1">
          <table:table-cell office:value-type="float" office:value="234.19999999999899" table:style-name="ce1">
            <text:p>234,2</text:p>
          </table:table-cell>
          <table:table-cell office:value-type="float" office:value="36.799999999999997" table:style-name="ce1">
            <text:p>36,8</text:p>
          </table:table-cell>
          <table:table-cell table:number-columns-repeated="16382"/>
        </table:table-row>
        <table:table-row table:number-rows-repeated="4" table:style-name="ro1">
          <table:table-cell office:value-type="float" office:value="253.99999999999901" table:style-name="ce1">
            <text:p>254</text:p>
          </table:table-cell>
          <table:table-cell office:value-type="float" office:value="7.5199999999999703" table:style-name="ce1">
            <text:p>7,52</text:p>
          </table:table-cell>
          <table:table-cell table:number-columns-repeated="16382"/>
        </table:table-row>
        <table:table-row table:number-rows-repeated="93" table:style-name="ro1">
          <table:table-cell office:value-type="float" office:value="254" table:style-name="ce1">
            <text:p>254</text:p>
          </table:table-cell>
          <table:table-cell office:value-type="float" office:value="7.52" table:style-name="ce1">
            <text:p>7,52</text:p>
          </table:table-cell>
          <table:table-cell table:number-columns-repeated="16382"/>
        </table:table-row>
        <table:table-row table:number-rows-repeated="120" table:style-name="ro1">
          <table:table-cell office:value-type="float" office:value="259.72307692307601" table:style-name="ce1">
            <text:p>259,7230769</text:p>
          </table:table-cell>
          <table:table-cell office:value-type="float" office:value="1.79692307692307" table:style-name="ce1">
            <text:p>1,796923077</text:p>
          </table:table-cell>
          <table:table-cell table:number-columns-repeated="16382"/>
        </table:table-row>
        <table:table-row table:number-rows-repeated="145" table:style-name="ro1">
          <table:table-cell office:value-type="float" office:value="262.655555555555" table:style-name="ce1">
            <text:p>262,6555556</text:p>
          </table:table-cell>
          <table:table-cell office:value-type="float" office:value="-6.9468016195395802E-15" table:style-name="ce2">
            <text:p>-6,95E-15</text:p>
          </table:table-cell>
          <table:table-cell table:number-columns-repeated="16382"/>
        </table:table-row>
        <table:table-row table:number-rows-repeated="235" table:style-name="ro1">
          <table:table-cell office:value-type="float" office:value="262.655555555555" table:style-name="ce1">
            <text:p>262,6555556</text:p>
          </table:table-cell>
          <table:table-cell office:value-type="float" office:value="1.0514413897672699E-16" table:style-name="ce2">
            <text:p>1,05E-16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  <table:table table:name="f1,_f3,_f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16378" table:default-cell-style-name="ce1"/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14" table:style-name="ce1">
            <text:p>114</text:p>
          </table:table-cell>
          <table:table-cell office:value-type="float" office:value="496.5" table:style-name="ce1">
            <text:p>496,5</text:p>
          </table:table-cell>
          <table:table-cell table:style-name="ce1"/>
          <table:table-cell office:value-type="float" office:value="-20.200000000000003" table:formula="of:=-[.A1]*[.E7]" table:style-name="ce1">
            <text:p>-20,2</text:p>
          </table:table-cell>
          <table:table-cell office:value-type="float" office:value="-88.600000000000009" table:formula="of:=-[.B1]*[.F7]+([.B1]-[.A1])*[.E7]" table:style-name="ce1">
            <text:p>-88,6</text:p>
          </table:table-cell>
          <table:table-cell office:value-type="float" office:value="-190.5" table:formula="of:=-[.C1]*[.G7]+([.C1]-[.B1])*[.F7]" table:style-name="ce1">
            <text:p>-190,5</text:p>
          </table:table-cell>
          <table:table-cell table:number-columns-repeated="16377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8" table:style-name="ce1">
            <text:p>158</text:p>
          </table:table-cell>
          <table:table-cell office:value-type="float" office:value="408.5" table:style-name="ce1">
            <text:p>408,5</text:p>
          </table:table-cell>
          <table:table-cell table:style-name="ce1"/>
          <table:table-cell office:value-type="float" office:value="-28.200000000000003" table:formula="of:=-[.A2]*[.E8]" table:style-name="ce1">
            <text:p>-28,2</text:p>
          </table:table-cell>
          <table:table-cell office:value-type="float" office:value="-123" table:formula="of:=-[.B2]*[.F8]+([.B2]-[.A2])*[.E8]" table:style-name="ce1">
            <text:p>-123</text:p>
          </table:table-cell>
          <table:table-cell office:value-type="float" office:value="-208.1" table:formula="of:=-[.C2]*[.G8]+([.C2]-[.B2])*[.F8]" table:style-name="ce1">
            <text:p>-208,1</text:p>
          </table:table-cell>
          <table:table-cell table:number-columns-repeated="16377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18" table:style-name="ce1">
            <text:p>218</text:p>
          </table:table-cell>
          <table:table-cell office:value-type="float" office:value="316" table:style-name="ce1">
            <text:p>316</text:p>
          </table:table-cell>
          <table:table-cell table:style-name="ce1"/>
          <table:table-cell office:value-type="float" office:value="-40.200000000000003" table:formula="of:=-[.A3]*[.E9]" table:style-name="ce1">
            <text:p>-40,2</text:p>
          </table:table-cell>
          <table:table-cell office:value-type="float" office:value="-171" table:formula="of:=-[.B3]*[.F9]+([.B3]-[.A3])*[.E9]" table:style-name="ce1">
            <text:p>-171</text:p>
          </table:table-cell>
          <table:table-cell office:value-type="float" office:value="-237.6" table:formula="of:=-[.C3]*[.G9]+([.C3]-[.B3])*[.F9]" table:style-name="ce1">
            <text:p>-237,6</text:p>
          </table:table-cell>
          <table:table-cell table:number-columns-repeated="16377" table:style-name="ce1"/>
        </table:table-row>
        <table:table-row table:style-name="ro1">
          <table:table-cell office:value-type="float" office:value="244.5" table:style-name="ce1">
            <text:p>244,5</text:p>
          </table:table-cell>
          <table:table-cell office:value-type="float" office:value="252.5" table:style-name="ce1">
            <text:p>252,5</text:p>
          </table:table-cell>
          <table:table-cell office:value-type="float" office:value="268" table:style-name="ce1">
            <text:p>268</text:p>
          </table:table-cell>
          <table:table-cell table:style-name="ce1"/>
          <table:table-cell office:value-type="float" office:value="-48.900000000000006" table:formula="of:=-[.A4]*[.E10]" table:style-name="ce1">
            <text:p>-48,9</text:p>
          </table:table-cell>
          <table:table-cell office:value-type="float" office:value="-200.4" table:formula="of:=-[.B4]*[.F10]+([.B4]-[.A4])*[.E10]" table:style-name="ce1">
            <text:p>-200,4</text:p>
          </table:table-cell>
          <table:table-cell office:value-type="float" office:value="-255.6" table:formula="of:=-[.C4]*[.G10]+([.C4]-[.B4])*[.F10]" table:style-name="ce1">
            <text:p>-255,6</text:p>
          </table:table-cell>
          <table:table-cell table:number-columns-repeated="16377" table:style-name="ce1"/>
        </table:table-row>
        <table:table-row table:style-name="ro1">
          <table:table-cell office:value-type="float" office:value="255.230769230769" table:style-name="ce1">
            <text:p>255,2307692</text:p>
          </table:table-cell>
          <table:table-cell office:value-type="float" office:value="260.84615384615302" table:style-name="ce1">
            <text:p>260,8461538</text:p>
          </table:table-cell>
          <table:table-cell office:value-type="float" office:value="260.84615384615302" table:style-name="ce1">
            <text:p>260,8461538</text:p>
          </table:table-cell>
          <table:table-cell table:style-name="ce1"/>
          <table:table-cell office:value-type="float" office:value="-51.0461538461538" table:formula="of:=-[.A5]*[.E11]" table:style-name="ce1">
            <text:p>-51,04615385</text:p>
          </table:table-cell>
          <table:table-cell office:value-type="float" office:value="-207.55384615384563" table:formula="of:=-[.B5]*[.F11]+([.B5]-[.A5])*[.E11]" table:style-name="ce1">
            <text:p>-207,5538462</text:p>
          </table:table-cell>
          <table:table-cell office:value-type="float" office:value="-260.84615384615302" table:formula="of:=-[.C5]*[.G11]+([.C5]-[.B5])*[.F11]" table:style-name="ce1">
            <text:p>-260,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262.655555555555" table:style-name="ce1">
            <text:p>262,6555556</text:p>
          </table:table-cell>
          <table:table-cell office:value-type="float" office:value="262.655555555555" table:style-name="ce1">
            <text:p>262,6555556</text:p>
          </table:table-cell>
          <table:table-cell office:value-type="float" office:value="262.655555555555" table:style-name="ce1">
            <text:p>262,6555556</text:p>
          </table:table-cell>
          <table:table-cell table:style-name="ce1"/>
          <table:table-cell office:value-type="float" office:value="-52.531111111111002" table:formula="of:=-[.A6]*[.E12]" table:style-name="ce1">
            <text:p>-52,53111111</text:p>
          </table:table-cell>
          <table:table-cell office:value-type="float" office:value="-210.12444444444401" table:formula="of:=-[.B6]*[.F12]+([.B6]-[.A6])*[.E12]" table:style-name="ce1">
            <text:p>-210,1244444</text:p>
          </table:table-cell>
          <table:table-cell office:value-type="float" office:value="-262.655555555555" table:formula="of:=-[.C6]*[.G12]+([.C6]-[.B6])*[.F12]" table:style-name="ce1">
            <text:p>-262,6555556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meta:initial-creator>Kamil Szmit</meta:initial-creator>
    <dc:creator>Kamil Szmit</dc:creator>
    <meta:creation-date>2013-05-15T22:44:37Z</meta:creation-date>
    <dc:date>2013-05-19T21:26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59.75pt" svg:width="596.785669291338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plex.$B$1:.$B$1000" chart:class="chart:scatter" chart:attached-axis="primary-y" chart:style-name="G0S0">
            <chart:domain table:cell-range-address="cplex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inos.$B$1:.$B$1000" chart:class="chart:scatter" chart:attached-axis="primary-y" chart:style-name="G0S0">
            <chart:domain table:cell-range-address="minos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